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3d7a8"/>
    </style:style>
    <style:style style:name="P2" style:family="paragraph" style:parent-style-name="Standard">
      <style:text-properties officeooo:paragraph-rsid="00068e33"/>
    </style:style>
    <style:style style:name="P3" style:family="paragraph" style:parent-style-name="Standard">
      <style:text-properties officeooo:paragraph-rsid="0007f880"/>
    </style:style>
    <style:style style:name="T1" style:family="text">
      <style:text-properties officeooo:rsid="00041c32"/>
    </style:style>
    <style:style style:name="T2" style:family="text">
      <style:text-properties officeooo:rsid="00054c02"/>
    </style:style>
    <style:style style:name="T3" style:family="text">
      <style:text-properties officeooo:rsid="00068e33"/>
    </style:style>
    <style:style style:name="T4" style:family="text">
      <style:text-properties officeooo:rsid="0007f880"/>
    </style:style>
    <style:style style:name="T5" style:family="text">
      <style:text-properties officeooo:rsid="0008a2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2.1 <text:span text:style-name="T1">Генерация бинарного образа для продакшенна </text:span></text:p>
      <text:p text:style-name="P1"/>
      <text:p text:style-name="P2"><text:span text:style-name="T1">В больших организациях, которые эффективно загружают бинарный образ прошивки в финальную плату, это совершенно другой человек</text:span>. <text:span text:style-name="T1">Как инженера, вас могут попросить сгенерировать финальный образ прошивки в Release режиме</text:span>. <text:span text:style-name="T2">Этот способ подразумивает</text:span> <text:span text:style-name="T2">что бинарный образ прошивки скомпилирован с максимально возможным уровнем оптимизации</text:span>, <text:span text:style-name="T2">для уменьшения конечного размера и не включает в себя любую отладочную информацию</text:span>. This last requirement is needed both to reduce the size of binary image and to protect the intellectual property (the ELF file of a firmware compiled with debug Getting Started With a New Design 751 symbols usually contains the whole firmware source code, so that GDB can show you the original source code while debugging). From the Eclipse/GCC point of view, generating a binary image in release mode is nothing more than to configure the project accordingly. You might have already noticed that every new Eclipse project comes with two Build Configurations (go to Project-&gt;Build Configurations-&gt;Manage menu if you have never used this feature before): one named Debug and one Release. <text:span text:style-name="T2">Конфигурация сборки - это ничто иное, как конфигурация проекта, и вы можете иметь столько независимых конфигураций в одном проекте, сколько захотите. <text:s/>На изображении 1</text:span>1 <text:span text:style-name="T3">показанн диалог настроек проект</text:span>(<text:span text:style-name="T3">перейдите в</text:span> Project-&gt;Properties <text:span text:style-name="T3">меню и откройте их</text:span>). <text:span text:style-name="T3">В панель </text:span>C/C++ Build-&gt;Settings <text:span text:style-name="T3">позволяет вам конфигурировать опции сборки</text:span>. <text:span text:style-name="T3">Крометого, как вы можете видеть на Изображении 11</text:span>, <text:span text:style-name="T3">вы можете быстро перемещаться к другой конфигурации сборки используя комбобокс </text:span>Configuration. <text:span text:style-name="T3">В секции </text:span>Optimization <text:span text:style-name="T3">вы можете установить уровень оптимизации </text:span>GCC. GCC <text:span text:style-name="T3">предоставляет</text:span> 5 <text:span text:style-name="T3">уровней оптимизации</text:span>. <text:span text:style-name="T3">Давайте их бегло рассмотрим</text:span>: </text:p>
      <text:p text:style-name="P2">-O0: <text:span text:style-name="T3">этот ключ соотвествует отсутстсвию уровня оптимизации</text:span>. <text:span text:style-name="T4">Данный режим генерирует код без оптимизаций, но обычно имеет самое маленькое время компиляции</text:span>. Note that other compilers do fairly extensive optimization even if no optimization is specified. <text:span text:style-name="T4">Для </text:span>GCC <text:span text:style-name="T4">очень редко используется</text:span></text:p>
      <text:p text:style-name="P2">-O0 for production if execution time is of any concern, since -O0 really does mean no optimization at all. This difference between GCC and other compilers should be kept in mind when doing performance comparisons.</text:p>
      <text:p text:style-name="P2">-O1: <text:span text:style-name="T4">соответсвует умеренной оптимизации</text:span>. <text:span text:style-name="T4">Оптимизация достаточно хорошая, но время компиляции уменьшается не значительно</text:span>. </text:p>
      <text:p text:style-name="P2">-O2: <text:span text:style-name="T4">соответсвует полной оптимизации</text:span>. <text:span text:style-name="T4">Генерирует чрезвычайно оптимизированный код и имеет самое большое время компиляции</text:span>. </text:p>
      <text:p text:style-name="P3">-O3: <text:span text:style-name="T4">соответсвует полной оптимизации как и </text:span>“-O2”, <text:span text:style-name="T4">но также использует более агрессивные </text:span>automatic inlining of subprograms within a unit and attempts to vectorize loops. </text:p>
      <text:p text:style-name="P3">-Os: this corresponds to optimization for space. It optimize space usage (both code and data) of resulting program. </text:p>
      <text:p text:style-name="P2">-Og: <text:span text:style-name="T5">соответсвует оптимизации для отладки</text:span>. <text:span text:style-name="T5">Позволяет оптимизировать которая не мешает отладке</text:span>. It should be the optimization level of choice for the standard edit-compiledebug cycle, offering a reasonable level of optimization while maintaining fast compilation and a good debugging experience. По умолчанию, уровень оптимизации GCC для конфигурации Release установлен на -Os.</text:p>
      <text:p text:style-name="P2"><text:s/></text:p>
      <text:p text:style-name="P2">Более высокие уровни оптимизации совершают больше глобальных преобразований над программой и применяют более дорогостоящие алгоритмы анализа для генерации более быстрого и компактного кода. Однако, в эмбедед программировании, обычно предлагается начать разработку используя оптимизации (-O0). Так как, более агресиваная оптимизация, может вызывать разное поведение для ограниченных во времени исполнения функций. Эмпирическое правило, разработайте вашу прошивку используя -O0 или -Og уровень оптимизации, и начните увеличивать в процессе тестируя реализованный функционал. Иногда, так же случается, что прошивка отлично работает при компиляции с флагом -O0 и перестает работать вообще при выборе более агрессивной оптимизации. Это часто случается <text:soft-page-break/>мы неправильно объявляем общие(shared) и глобальные переменные с модификатором volatile и они оптимизируются, что вызывает неправильное поведение ISR функций или различных потоков(threads) при использовании RTOS. <text:span text:style-name="T5">Другой важный конфигурационный параметр для </text:span>Release <text:span text:style-name="T5">конфигурации</text:span> <text:span text:style-name="T5">связан с Debug уровнем</text:span>. This feature is configured inside the Debugging view, and GCC offers four increasing levels: None, -g1, -g (the default in Release configuration) and -g3. <text:span text:style-name="T1">Если вы хотите сгенерировать бинарный образ без отладочнйо информации</text:span>, <text:span text:style-name="T1">выберете режим </text:span>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00:52:53.335320964</meta:creation-date>
    <meta:generator>LibreOffice/5.1.6.2$Linux_X86_64 LibreOffice_project/10m0$Build-2</meta:generator>
    <dc:date>2018-05-25T19:16:32.609335750</dc:date>
    <meta:editing-duration>PT17H13M48S</meta:editing-duration>
    <meta:editing-cycles>3</meta:editing-cycles>
    <meta:document-statistic meta:table-count="0" meta:image-count="0" meta:object-count="0" meta:page-count="2" meta:paragraph-count="11" meta:word-count="608" meta:character-count="4460" meta:non-whitespace-character-count="3854"/>
  </office:meta>
</office:document-meta>
</file>